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ca52" officeooo:paragraph-rsid="000cca5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cca52" officeooo:paragraph-rsid="000cca5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9888" officeooo:paragraph-rsid="000e988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2pt" fo:font-weight="normal" officeooo:rsid="000f7db7" officeooo:paragraph-rsid="000f7db7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</text:p>
      <text:p text:style-name="P3">github.com → fkarlus → baseGH</text:p>
      <text:p text:style-name="P4">novo repositório → fkarlus.github.io</text:p>
      <text:p text:style-name="P2"># apt-get install git <text:span text:style-name="T1">→ instalar o git</text:span></text:p>
      <text:p text:style-name="P2"># git --version <text:span text:style-name="T1">→ mostra a versão do git</text:span> </text:p>
      <text:p text:style-name="P2"># git | less<text:span text:style-name="T1">→ mostra as opções de comandos</text:span></text:p>
      <text:p text:style-name="P2"># git <text:span text:style-name="T1"><text:s/>→ mostra a versão do git</text:span></text:p>
      <text:p text:style-name="P2"><text:span text:style-name="T1"/></text:p>
      <text:p text:style-name="P2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7:12:33.149000000</meta:creation-date>
    <dc:date>2018-08-27T17:46:37.833000000</dc:date>
    <meta:editing-duration>PT13M52S</meta:editing-duration>
    <meta:editing-cycles>2</meta:editing-cycles>
    <meta:generator>LibreOffice/6.0.0.3$Windows_X86_64 LibreOffice_project/64a0f66915f38c6217de274f0aa8e15618924765</meta:generator>
    <meta:document-statistic meta:table-count="0" meta:image-count="0" meta:object-count="0" meta:page-count="1" meta:paragraph-count="7" meta:word-count="45" meta:character-count="223" meta:non-whitespace-character-count="184"/>
  </office:meta>
</office:document-meta>
</file>